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1"><text:span text:style-name="T4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"><text:span text:style-name="T4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"><text:span text:style-name="T4">do text if hp_infos['email']</text:span></text:p></office:annotation><text:text-input text:description="">hp_infos['email']</text:text-input></text:p>
            <text:p text:style-name="Imio_20_tableau_20_exp"><office:annotation><dc:creator>sge</dc:creator><dc:date>2017-04-26T16:17:48</dc:date><text:p text:style-name="P1"><text:span text:style-name="T6">do text if hp_infos['phone']</text:span></text:p></office:annotation><text:span text:style-name="T3">Tél: </text:span><text:span text:style-name="T3"><text:text-input text:description="">hp_infos['phone']</text:text-input></text:span><text:span text:style-name="T3"><text:text-input text:description="">view.fmt(hp_infos['fax'], ', fax: %s')</text:text-input></text:span></text:p>
            <text:p text:style-name="Imio_20_tableau_20_exp"><office:annotation><dc:creator>sge</dc:creator><dc:date>2017-04-26T16:43:30</dc:date><text:p text:style-name="P1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1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.678296956</dc:date><text:p text:style-name="P2"><text:span text:style-name="T5">do cell with rec_infos=view.get_ctct_det(view.context_var('mailed_data'))</text:span></text:p></office:annotation>Destinataire :</text:p>
            <text:p text:style-name="Imio_20_tableau_20_dest"><text:conditional-text text:condition="ooow:&quot;view.context_var('mailed_data'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context_var('mailed_data')&quot;" text:string-value-if-true="&quot;view.fmt(rec_infos['address'].get('number', ''), fmt='%s, ')&quot;" text:string-value-if-false="">view.fmt(rec_infos['address'].get('number', ''), fmt='%s, ')</text:conditional-text><text:conditional-text text:condition="ooow:&quot;view.context_var('mailed_data'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context_var('mailed_data'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context_var('mailed_data'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context_var('mailed_data'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"><text:span text:style-name="T4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8-04T15:21:19.135893151</dc:date>
    <dc:creator>sge</dc:creator>
    <meta:editing-duration>PT5H44M42S</meta:editing-duration>
    <meta:editing-cycles>53</meta:editing-cycles>
    <meta:document-statistic meta:table-count="1" meta:image-count="0" meta:object-count="0" meta:page-count="1" meta:paragraph-count="14" meta:word-count="71" meta:character-count="795" meta:non-whitespace-character-count="768"/>
  </office:meta>
</office:document-meta>
</file>